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当前全是数字非大小</text:p>
      <text:p text:style-name="P5"/>
      <text:p text:style-name="P5"><text:span text:style-name="T7">void ListItemsHelper::recalculateBlock(QTextBlock &amp;block)</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80</meta:editing-cycles>
    <dc:date>2021-08-09T09:05:14</dc:date>
    <meta:creation-date>2008-08-22T11:41:04</meta:creation-date>
  </office:meta>
</office:document-meta>
</file>